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1" svg:font-family="F"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903cm" fo:margin-left="-0.199cm" fo:margin-top="0cm" fo:margin-bottom="0cm" style:page-number="auto" table:align="left" style:writing-mode="lr-tb"/>
    </style:style>
    <style:style style:name="Table1.A" style:family="table-column">
      <style:table-column-properties style:column-width="3.491cm"/>
    </style:style>
    <style:style style:name="Table1.B" style:family="table-column">
      <style:table-column-properties style:column-width="12.41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List_20_Paragraph" style:list-style-name="WWNum4">
      <style:paragraph-properties fo:margin-left="1.259cm" fo:margin-right="0cm" fo:margin-top="0cm" fo:margin-bottom="0.282cm" loext:contextual-spacing="false" fo:line-height="100%" fo:text-align="justify" style:justify-single-word="false" fo:text-indent="-0.63cm" style:auto-text-indent="false"/>
    </style:style>
    <style:style style:name="P2" style:family="paragraph" style:parent-style-name="List_20_Paragraph" style:list-style-name="WWNum4">
      <style:paragraph-properties fo:margin-left="1.259cm" fo:margin-right="0cm" fo:margin-top="0cm" fo:margin-bottom="0cm" loext:contextual-spacing="true" fo:line-height="100%" fo:text-align="justify" style:justify-single-word="false" fo:text-indent="-0.63cm" style:auto-text-indent="false"/>
    </style:style>
    <style:style style:name="P3" style:family="paragraph" style:parent-style-name="List_20_Paragraph" style:list-style-name="WWNum1">
      <style:paragraph-properties fo:margin-top="0cm" fo:margin-bottom="0cm" loext:contextual-spacing="true" fo:line-height="100%"/>
    </style:style>
    <style:style style:name="P4" style:family="paragraph" style:parent-style-name="List_20_Paragraph" style:list-style-name="WWNum5">
      <style:paragraph-properties fo:margin-top="0cm" fo:margin-bottom="0cm" loext:contextual-spacing="true" fo:line-height="100%"/>
    </style:style>
    <style:style style:name="P5" style:family="paragraph" style:parent-style-name="Standard_20__28_user_29_">
      <style:paragraph-properties fo:margin-top="0cm" fo:margin-bottom="0cm" loext:contextual-spacing="false" fo:line-height="100%" fo:text-align="justify" style:justify-single-word="false"/>
      <style:text-properties style:font-name="Times New Roman" fo:font-size="10pt" style:font-size-asian="10pt" style:font-name-complex="Times New Roman1" style:font-size-complex="10pt"/>
    </style:style>
    <style:style style:name="P6" style:family="paragraph" style:parent-style-name="Standard_20__28_user_29_">
      <style:paragraph-properties fo:margin-top="0cm" fo:margin-bottom="0cm" loext:contextual-spacing="false" fo:line-height="100%" fo:text-align="justify" style:justify-single-word="false"/>
    </style:style>
    <style:style style:name="P7" style:family="paragraph" style:parent-style-name="Standard">
      <style:paragraph-properties fo:margin-left="1.27cm" fo:margin-right="0cm" fo:margin-top="0cm" fo:margin-bottom="0cm" loext:contextual-spacing="false" fo:line-height="100%" fo:text-indent="0cm" style:auto-text-indent="false"/>
    </style:style>
    <style:style style:name="P8" style:family="paragraph" style:parent-style-name="Standard">
      <style:paragraph-properties fo:margin-top="0cm" fo:margin-bottom="0cm" loext:contextual-spacing="false" fo:line-height="100%"/>
    </style:style>
    <style:style style:name="T1" style:family="text">
      <style:text-properties style:font-name="Times New Roman" fo:font-size="10pt" style:font-size-asian="10pt" style:font-name-complex="Times New Roman1" style:font-size-complex="10pt"/>
    </style:style>
    <style:style style:name="T2" style:family="text">
      <style:text-properties style:font-name="Times New Roman" fo:font-size="10pt" fo:font-style="italic" style:font-size-asian="10pt" style:font-style-asian="italic" style:font-name-complex="Times New Roman1" style:font-size-complex="10pt"/>
    </style:style>
    <style:style style:name="T3" style:family="text">
      <style:text-properties style:font-name="Times New Roman" fo:font-size="10pt" fo:font-style="italic" style:font-name-asian="Times New Roman1" style:font-size-asian="10pt" style:font-style-asian="italic" style:font-name-complex="Times New Roman1" style:font-size-complex="10pt"/>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fo:color="#000000" style:font-name="Times New Roman" fo:font-size="10pt" style:font-size-asian="10pt" style:font-name-complex="Times New Roman1" style:font-size-complex="10pt"/>
    </style:style>
    <style:style style:name="T6" style:family="text">
      <style:text-properties fo:color="#222222" style:font-name="Times New Roman" fo:font-size="10pt" style:font-size-asian="10pt" style:font-name-complex="Times New Roman1" style:font-size-complex="10pt"/>
    </style:style>
    <style:style style:name="T7" style:family="text">
      <style:text-properties style:text-position="super 58%" style:font-name="Times New Roman" fo:font-size="10pt" style:font-name-asian="Times New Roman1" style:font-size-asian="10pt" style:font-name-complex="Times New Roman1" style:font-size-complex="10pt"/>
    </style:style>
    <style:style style:name="T8" style:family="text">
      <style:text-properties style:text-position="sub 58%" style:font-name="Times New Roman" fo:font-size="10pt" style:font-name-asian="Times New Roman1" style:font-size-asian="10pt"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text:span text:style-name="T1">About Collection</text:span></text:p>
          </table:table-cell>
          <table:table-cell table:style-name="Table1.A1" office:value-type="string">
            <text:p text:style-name="P8"><text:span text:style-name="T1">This ANU Data Commons collection contains two master data sets associated with the manuscript accepted for publication in the</text:span><text:span text:style-name="T2"> Functional Ecology</text:span><text:span text:style-name="T1"> journal, manuscript detailed below. <text:line-break/><text:line-break/>Bryant C, Harris RJ, Brothers N, Bone C, Walsh N, Nicotra AB, Ball MC 2024, </text:span><text:span text:style-name="T4">Cross tolerance: salinity gradients and dehydration increase photosynthetic heat tolerance in mangrove leaves </text:span><text:span text:style-name="T3">Functional Ecology</text:span><text:span text:style-name="T4"> (Accepted article)<text:line-break/><text:line-break/></text:span><text:span text:style-name="T1">Each xlsl file contains a Metadata describing headers, units of measurement, and data form (numeric, character, factor), followed by a single data sheet. <text:line-break/></text:span></text:p>
          </table:table-cell>
        </table:table-row>
        <table:table-row table:style-name="Table1.1">
          <table:table-cell table:style-name="Table1.A1" office:value-type="string">
            <text:p text:style-name="P8"><text:span text:style-name="T1">Collection author</text:span></text:p>
          </table:table-cell>
          <table:table-cell table:style-name="Table1.A1" office:value-type="string">
            <text:p text:style-name="P6"><text:span text:style-name="T1">Dr Callum Bryant, Australian National University</text:span></text:p>
            <text:p text:style-name="P5"/>
          </table:table-cell>
        </table:table-row>
        <table:table-row table:style-name="Table1.1">
          <table:table-cell table:style-name="Table1.A1" office:value-type="string">
            <text:p text:style-name="P8"><text:span text:style-name="T1">Collection<text:line-break/>Contents</text:span></text:p>
          </table:table-cell>
          <table:table-cell table:style-name="Table1.A1" office:value-type="string">
            <text:list xml:id="list7547269387974292493" text:style-name="WWNum5">
              <text:list-item>
                <text:p text:style-name="P4"><text:span text:style-name="T1">1 - Daintree Mangrove PHT - Master data – long-form.xlsx</text:span></text:p>
              </text:list-item>
            </text:list>
            <text:p text:style-name="P7"><text:span text:style-name="T1">All quantified parameters organised by sample, Rows =160</text:span></text:p>
            <text:list xml:id="list122638148358169" text:continue-numbering="true" text:style-name="WWNum5">
              <text:list-item>
                <text:p text:style-name="P4"><text:span text:style-name="T1">2 - Daintree Mangrove PHT - Master data – short-form.xlsx</text:span></text:p>
              </text:list-item>
            </text:list>
            <text:p text:style-name="P7"><text:span text:style-name="T1">All quantified parameters organised by replicate, Rows = 80</text:span></text:p>
            <text:list xml:id="list122639403841618" text:continue-numbering="true" text:style-name="WWNum5">
              <text:list-item>
                <text:p text:style-name="P4"><text:bookmark text:name="_GoBack"/><text:span text:style-name="T1">Readme.docx</text:span></text:p>
              </text:list-item>
            </text:list>
          </table:table-cell>
        </table:table-row>
        <table:table-row table:style-name="Table1.1">
          <table:table-cell table:style-name="Table1.A1" office:value-type="string">
            <text:p text:style-name="P8"><text:span text:style-name="T1">Data collection date</text:span></text:p>
          </table:table-cell>
          <table:table-cell table:style-name="Table1.A1" office:value-type="string">
            <text:p text:style-name="P8"><text:span text:style-name="T1">4 July 2022</text:span></text:p>
          </table:table-cell>
        </table:table-row>
        <table:table-row table:style-name="Table1.1">
          <table:table-cell table:style-name="Table1.A1" office:value-type="string">
            <text:p text:style-name="P8"><text:span text:style-name="T1">Data collection location</text:span></text:p>
          </table:table-cell>
          <table:table-cell table:style-name="Table1.A1" office:value-type="string">
            <text:p text:style-name="P8"><text:span text:style-name="T5">Daintree River, Daintree National Park, Far North Queensland <text:line-break/>(16°17'24.8"S 145°24'36.8"E).<text:line-break/>See publication for specific locations along the estuary.</text:span></text:p>
          </table:table-cell>
        </table:table-row>
        <table:table-row table:style-name="Table1.1">
          <table:table-cell table:style-name="Table1.A1" office:value-type="string">
            <text:p text:style-name="P8"><text:span text:style-name="T1">Supporting Grants</text:span></text:p>
          </table:table-cell>
          <table:table-cell table:style-name="Table1.A1" office:value-type="string">
            <text:list xml:id="list6851316777293994786" text:style-name="WWNum1">
              <text:list-item>
                <text:p text:style-name="P3"><text:span text:style-name="T4">Australian Research Council Linkage Grant (LP180100942) awarded to Adrienne Nicotra</text:span></text:p>
              </text:list-item>
              <text:list-item>
                <text:p text:style-name="P3"><text:span text:style-name="T4">Australian Research Council</text:span><text:span text:style-name="T6"> Discovery Project Grant DP180102969 awarded to Marilyn C Ball</text:span></text:p>
              </text:list-item>
            </text:list>
          </table:table-cell>
        </table:table-row>
        <table:table-row table:style-name="Table1.1">
          <table:table-cell table:style-name="Table1.A1" office:value-type="string">
            <text:p text:style-name="P8"><text:span text:style-name="T1">Publication<text:line-break/>Title </text:span></text:p>
          </table:table-cell>
          <table:table-cell table:style-name="Table1.A1" office:value-type="string">
            <text:p text:style-name="P8"><text:span text:style-name="T4">Cross tolerance: salinity gradients and dehydration increase photosynthetic heat tolerance in mangrove leaves.</text:span></text:p>
          </table:table-cell>
        </table:table-row>
        <table:table-row table:style-name="Table1.1">
          <table:table-cell table:style-name="Table1.A1" office:value-type="string">
            <text:p text:style-name="P8"><text:span text:style-name="T1">Publication<text:line-break/>authors</text:span></text:p>
          </table:table-cell>
          <table:table-cell table:style-name="Table1.A1" office:value-type="string">
            <text:p text:style-name="P8"><text:span text:style-name="T4">Callum Bryant</text:span><text:span text:style-name="T7">1*</text:span><text:span text:style-name="T4">, Rosalie J. Harris</text:span><text:span text:style-name="T7">1</text:span><text:span text:style-name="T4">, Nigel Brothers</text:span><text:span text:style-name="T7">1</text:span><text:span text:style-name="T4">, Catherine Bone</text:span><text:span text:style-name="T7">1</text:span><text:span text:style-name="T4">, Ned Walsh</text:span><text:span text:style-name="T7">1</text:span><text:span text:style-name="T4">, Adrienne B. Nicotra</text:span><text:span text:style-name="T7">1</text:span><text:span text:style-name="T4">, Marilyn C. Ball</text:span><text:span text:style-name="T7">1<text:line-break/>1 </text:span><text:span text:style-name="T4">Research School of Biology, The Australian National University, Canberra, ACT, Australia.</text:span></text:p>
          </table:table-cell>
        </table:table-row>
        <table:table-row table:style-name="Table1.1">
          <table:table-cell table:style-name="Table1.A1" office:value-type="string">
            <text:p text:style-name="P8"><text:span text:style-name="T1">Publication<text:line-break/>Abstract</text:span></text:p>
          </table:table-cell>
          <table:table-cell table:style-name="Table1.A1" office:value-type="string">
            <text:list xml:id="list1941017917418693743" text:style-name="WWNum4">
              <text:list-item>
                <text:p text:style-name="P2"><text:span text:style-name="T4">Understanding the drivers of variation in thermal ecophysiology is essential for characterizing the risks to plant communities posed by the increasing frequencies and intensities of heat waves predicted with climate warming. We evaluated the effects of estuarine salinity and short-term leaf dehydration on photosynthetic (PSII) heat tolerance (</text:span><text:span text:style-name="T3">P</text:span><text:span text:style-name="T8">HT</text:span><text:span text:style-name="T4">). </text:span></text:p>
              </text:list-item>
              <text:list-item>
                <text:p text:style-name="P2"><text:span text:style-name="T4">In the leaves of twelve mangrove species sampled at contrasting salinities along a 20 km estuarine salinity gradient, we measured minimum chlorophyll fluorescence (</text:span><text:span text:style-name="T3">F</text:span><text:span text:style-name="T8">0</text:span><text:span text:style-name="T4">) with increasing leaf temperature to determine </text:span><text:span text:style-name="T3">T</text:span><text:span text:style-name="T8">crit</text:span><text:span text:style-name="T4"> (the temperature beyond which PSII is destabilized and </text:span><text:span text:style-name="T3">F</text:span><text:span text:style-name="T8">0</text:span><text:span text:style-name="T4"> rises rapidly) and </text:span><text:span text:style-name="T3">T</text:span><text:span text:style-name="T8">max </text:span><text:span text:style-name="T4">(the temperature where </text:span><text:span text:style-name="T3">F</text:span><text:span text:style-name="T8">0</text:span><text:span text:style-name="T4"> declines rapidly with catastrophic cell membrane failure). Further, to assess the impacts of leaf dehydration on </text:span><text:span text:style-name="T3">P</text:span><text:span text:style-name="T8">HT</text:span><text:span text:style-name="T3"> </text:span><text:span text:style-name="T4">over short time scales, we re-measured leaves following a bench-drying dehydration treatment.</text:span></text:p>
              </text:list-item>
              <text:list-item>
                <text:p text:style-name="P2"><text:span text:style-name="T3">T</text:span><text:span text:style-name="T8">crit </text:span><text:span text:style-name="T4">was ~2.51 ℃ higher in leaves of high-salinity-distributed mangrove species, increasing by ~0.74 ℃ per practical salinity unit (PSU, ppt) along the estuarine salinity gradient. </text:span><text:span text:style-name="T3">T</text:span><text:span text:style-name="T8">max</text:span><text:span text:style-name="T4"> was ~1.1 ℃ higher in high-salinity-distributed species, increasing by ~0.38℃ ppt</text:span><text:span text:style-name="T7">-1</text:span><text:span text:style-name="T4">. Following dehydration, </text:span><text:span text:style-name="T3">T</text:span><text:span text:style-name="T8">crit</text:span><text:span text:style-name="T4"> increased by ~</text:span><text:span text:style-name="T1">3.4</text:span><text:span text:style-name="T4">℃ in low-salinity-distributed species; however, no increase in </text:span><text:span text:style-name="T3">T</text:span><text:span text:style-name="T8">crit </text:span><text:span text:style-name="T4">was observed in high-salinity-distributed species. Following dehydration,</text:span><text:span text:style-name="T3"> T</text:span><text:span text:style-name="T8">max</text:span><text:span text:style-name="T4"> increased by ~1.8 °C in both low and high-salinity-distributed mangrove species. </text:span></text:p>
              </text:list-item>
              <text:list-item>
                <text:p text:style-name="P1"><text:span text:style-name="T4">Our results illustrate that spatial gradients in salinity, and the variation in growth environments they produce, are associated with gradients in </text:span><text:span text:style-name="T3">P</text:span><text:span text:style-name="T8">HT</text:span><text:span text:style-name="T4"> across mangrove species differing in salinity tolerance and within species with broad salinity tolerances. Further, we show that variation in leaf hydration over short time scales influences </text:span><text:span text:style-name="T3">P</text:span><text:span text:style-name="T8">HT</text:span><text:span text:style-name="T4">, with leaf dehydration improving the heat tolerance of PSII.</text:span></text:p>
              </text:list-item>
            </text:list>
          </table:table-cell>
        </table:table-row>
        <text:soft-page-break/>
        <table:table-row table:style-name="Table1.1">
          <table:table-cell table:style-name="Table1.A1" office:value-type="string">
            <text:p text:style-name="P8"><text:span text:style-name="T1">Methods</text:span></text:p>
          </table:table-cell>
          <table:table-cell table:style-name="Table1.A1" office:value-type="string">
            <text:p text:style-name="P8"><text:span text:style-name="T1">See publicatio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1" svg:font-family="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Calibri2" style:font-family-asian="Calibri" style:font-family-generic-asian="system" style:font-pitch-asian="variable" style:font-name-complex="F1" style:font-family-complex="F" style:font-family-generic-complex="system" style:font-pitch-complex="variable"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0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0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 Bryant</meta:initial-creator>
    <dc:creator>Cal Bryant</dc:creator>
    <meta:editing-cycles>2</meta:editing-cycles>
    <meta:creation-date>2024-01-12T00:03:00</meta:creation-date>
    <dc:date>2024-01-12T00:33:00</dc:date>
    <meta:editing-duration>PT29M</meta:editing-duration>
    <meta:generator>LibreOffice/5.2.1.2$Linux_X86_64 LibreOffice_project/31dd62db80d4e60af04904455ec9c9219178d620</meta:generator>
    <meta:document-statistic meta:table-count="1" meta:image-count="0" meta:object-count="0" meta:page-count="2" meta:paragraph-count="28" meta:word-count="494" meta:character-count="3552" meta:non-whitespace-character-count="3084"/>
    <meta:user-defined meta:name="AppVersion">16.0000</meta:user-defined>
    <meta:user-defined meta:name="Company">The Australian National University</meta:user-defined>
    <meta:user-defined meta:name="ContentTypeId">0x010100397EB64C51FB0840A7400A6C93F408C4</meta:user-defined>
    <meta:user-defined meta:name="DocSecurity" meta:value-type="float">0</meta:user-defined>
    <meta:user-defined meta:name="GrammarlyDocumentId" meta:value-type="string">7a80d831-cab9-42c9-80ad-dfa0af1cdeff</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